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75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5.2783in"/>
    </style:style>
    <style:style style:name="co5" style:family="table-column">
      <style:table-column-properties fo:break-before="auto" style:column-width="5.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Food Bank of Western MA. </text:p>
          </table:table-cell>
          <table:table-cell office:value-type="float" office:value="42.398043">
            <text:p>42.398043</text:p>
          </table:table-cell>
          <table:table-cell office:value-type="float" office:value="-72.614691">
            <text:p>-72.614691</text:p>
          </table:table-cell>
          <table:table-cell office:value-type="string">
            <text:p>97 North Hatfield Rd Hatfield MA 01038</text:p>
          </table:table-cell>
          <table:table-cell office:value-type="string">
            <text:p>https://www.foodbankwma.org/</text:p>
          </table:table-cell>
        </table:table-row>
        <table:table-row table:style-name="ro1">
          <table:table-cell office:value-type="string">
            <text:p>Margaret's Pantry</text:p>
          </table:table-cell>
          <table:table-cell office:value-type="float" office:value="42.199156">
            <text:p>42.199156</text:p>
          </table:table-cell>
          <table:table-cell office:value-type="float" office:value="-72.606279">
            <text:p>-72.606279</text:p>
          </table:table-cell>
          <table:table-cell office:value-type="string">
            <text:p>56 Cabot St Holyoke MA 01040</text:p>
          </table:table-cell>
          <table:table-cell office:value-type="string">
            <text:p>http://www.provministries.org/locations/margarets-pantry/</text:p>
          </table:table-cell>
        </table:table-row>
        <table:table-row table:style-name="ro1">
          <table:table-cell office:value-type="string">
            <text:p>Orange Food Pantry</text:p>
          </table:table-cell>
          <table:table-cell office:value-type="float" office:value="42.590616">
            <text:p>42.590616</text:p>
          </table:table-cell>
          <table:table-cell office:value-type="float" office:value="-72.30462">
            <text:p>-72.30462</text:p>
          </table:table-cell>
          <table:table-cell office:value-type="string">
            <text:p>118 E Main St Orange MA 01364</text:p>
          </table:table-cell>
          <table:table-cell office:value-type="string">
            <text:p>no website i don't think</text:p>
          </table:table-cell>
        </table:table-row>
        <table:table-row table:style-name="ro1">
          <table:table-cell office:value-type="string">
            <text:p>Loaves and Fishes Food Pantry</text:p>
          </table:table-cell>
          <table:table-cell office:value-type="float" office:value="42.5386">
            <text:p>42.5386</text:p>
          </table:table-cell>
          <table:table-cell office:value-type="float" office:value="-71.6036">
            <text:p>-71.6036</text:p>
          </table:table-cell>
          <table:table-cell office:value-type="string">
            <text:p>234 Barnum Road Devens MA 01434</text:p>
          </table:table-cell>
          <table:table-cell office:value-type="string">
            <text:p>https://loavesfishespantry.org/</text:p>
          </table:table-cell>
        </table:table-row>
        <table:table-row table:style-name="ro1">
          <table:table-cell office:value-type="string">
            <text:p>Berlin Family Food Pantry </text:p>
          </table:table-cell>
          <table:table-cell office:value-type="float" office:value="42.38106">
            <text:p>42.38106</text:p>
          </table:table-cell>
          <table:table-cell office:value-type="float" office:value="-71.640162">
            <text:p>-71.640162</text:p>
          </table:table-cell>
          <table:table-cell office:value-type="string">
            <text:p>23 Linden st Berlin MA 01503</text:p>
          </table:table-cell>
          <table:table-cell office:value-type="string">
            <text:p>http://www.berlinfamilyfoodpantry.org/</text:p>
          </table:table-cell>
        </table:table-row>
        <table:table-row table:style-name="ro1">
          <table:table-cell office:value-type="string">
            <text:p>WHEAT Food Pantry/Soup Kitchen </text:p>
          </table:table-cell>
          <table:table-cell office:value-type="float" office:value="42.420463">
            <text:p>42.420463</text:p>
          </table:table-cell>
          <table:table-cell office:value-type="float" office:value="-71.68478">
            <text:p>-71.68478</text:p>
          </table:table-cell>
          <table:table-cell office:value-type="string">
            <text:p>272 High St Clinton MA 01510</text:p>
          </table:table-cell>
          <table:table-cell office:value-type="string">
            <text:p>https://www.uwotc.org/WHEAT</text:p>
          </table:table-cell>
        </table:table-row>
        <table:table-row table:style-name="ro1">
          <table:table-cell office:value-type="string">
            <text:p>Northborough Food pantry</text:p>
          </table:table-cell>
          <table:table-cell office:value-type="float" office:value="42.322215">
            <text:p>42.322215</text:p>
          </table:table-cell>
          <table:table-cell office:value-type="float" office:value="-71.64112">
            <text:p>-71.64112</text:p>
          </table:table-cell>
          <table:table-cell office:value-type="string">
            <text:p>37 Pierce Street Northborough MA 01532</text:p>
          </table:table-cell>
          <table:table-cell office:value-type="string">
            <text:p>nfpantry.org/nfp/</text:p>
          </table:table-cell>
        </table:table-row>
        <table:table-row table:style-name="ro1">
          <table:table-cell office:value-type="string">
            <text:p>Oxford's Food Shelf</text:p>
          </table:table-cell>
          <table:table-cell office:value-type="float" office:value="42.150151">
            <text:p>42.150151</text:p>
          </table:table-cell>
          <table:table-cell office:value-type="float" office:value="-71.862906">
            <text:p>-71.862906</text:p>
          </table:table-cell>
          <table:table-cell office:value-type="string">
            <text:p>4 Maple Rd Oxford MA 01540</text:p>
          </table:table-cell>
          <table:table-cell office:value-type="string">
            <text:p>http://oxfordfoodbank.org/</text:p>
          </table:table-cell>
        </table:table-row>
        <table:table-row table:style-name="ro2">
          <table:table-cell office:value-type="string">
            <text:p>Worcester county food bank</text:p>
          </table:table-cell>
          <table:table-cell office:value-type="float" office:value="42.275994">
            <text:p>42.275994</text:p>
          </table:table-cell>
          <table:table-cell office:value-type="float" office:value="-71.721169">
            <text:p>-71.721169</text:p>
          </table:table-cell>
          <table:table-cell office:value-type="string">
            <text:p/>
            <text:p>474 Boston Turnpike Shrewsbury MA 01545</text:p>
          </table:table-cell>
          <table:table-cell office:value-type="string">
            <text:p>https://foodbank.org/</text:p>
          </table:table-cell>
        </table:table-row>
        <table:table-row table:style-name="ro1">
          <table:table-cell office:value-type="string">
            <text:p>Westborough Food pantry</text:p>
          </table:table-cell>
          <table:table-cell office:value-type="float" office:value="42.270874">
            <text:p>42.270874</text:p>
          </table:table-cell>
          <table:table-cell office:value-type="float" office:value="-71.612199">
            <text:p>-71.612199</text:p>
          </table:table-cell>
          <table:table-cell office:value-type="string">
            <text:p>9 E Main st Westborough MA 01581</text:p>
          </table:table-cell>
          <table:table-cell office:value-type="string">
            <text:p>westboroughfoodpantry.org/</text:p>
          </table:table-cell>
        </table:table-row>
        <table:table-row table:style-name="ro1">
          <table:table-cell office:value-type="string">
            <text:p>Rachel's Table</text:p>
          </table:table-cell>
          <table:table-cell office:value-type="float" office:value="42.295199">
            <text:p>42.295199</text:p>
          </table:table-cell>
          <table:table-cell office:value-type="float" office:value="-71.838651">
            <text:p>-71.838651</text:p>
          </table:table-cell>
          <table:table-cell office:value-type="string">
            <text:p>633 Salisbury Street Worcester MA 01609</text:p>
          </table:table-cell>
          <table:table-cell office:value-type="string">
            <text:p>www.rachelstable.org</text:p>
          </table:table-cell>
        </table:table-row>
        <table:table-row table:style-name="ro1">
          <table:table-cell office:value-type="string">
            <text:p>St. Vincent de Paul - Sacred heart Church</text:p>
          </table:table-cell>
          <table:table-cell office:value-type="float" office:value="42.252779">
            <text:p>42.252779</text:p>
          </table:table-cell>
          <table:table-cell office:value-type="float" office:value="-71.827935">
            <text:p>-71.827935</text:p>
          </table:table-cell>
          <table:table-cell office:value-type="string">
            <text:p>596 Cambridge st.Worcester MA 01609</text:p>
          </table:table-cell>
          <table:table-cell office:value-type="string">
            <text:p>https://www.homelessshelterdirectory.org/cgi-bin/id/foodbank.cgi?foodbank=11331</text:p>
          </table:table-cell>
        </table:table-row>
        <table:table-row table:style-name="ro1">
          <table:table-cell office:value-type="string">
            <text:p>The Mustard Seed </text:p>
          </table:table-cell>
          <table:table-cell office:value-type="float" office:value="42.261987">
            <text:p>42.261987</text:p>
          </table:table-cell>
          <table:table-cell office:value-type="float" office:value="-71.812658">
            <text:p>-71.812658</text:p>
          </table:table-cell>
          <table:table-cell office:value-type="string">
            <text:p>93 Piedmont st Worcester MA 01609</text:p>
          </table:table-cell>
          <table:table-cell office:value-type="string">
            <text:p>https://mustardseedcw.org/</text:p>
          </table:table-cell>
        </table:table-row>
        <table:table-row table:style-name="ro1">
          <table:table-cell office:value-type="string">
            <text:p>Rachel's Table</text:p>
          </table:table-cell>
          <table:table-cell office:value-type="float" office:value="42.294556">
            <text:p>42.294556</text:p>
          </table:table-cell>
          <table:table-cell office:value-type="float" office:value="-71.839756">
            <text:p>-71.839756</text:p>
          </table:table-cell>
          <table:table-cell office:value-type="string">
            <text:p>633 Sailsbury st Worcester MA 01609</text:p>
          </table:table-cell>
          <table:table-cell office:value-type="string">
            <text:p>http://www.rachelstable.org/</text:p>
          </table:table-cell>
        </table:table-row>
        <table:table-row table:style-name="ro1">
          <table:table-cell office:value-type="string">
            <text:p>St Vincent de Paul - St. Peter's Church</text:p>
          </table:table-cell>
          <table:table-cell office:value-type="float" office:value="42.250701">
            <text:p>42.250701</text:p>
          </table:table-cell>
          <table:table-cell office:value-type="float" office:value="-71.820962">
            <text:p>-71.820962</text:p>
          </table:table-cell>
          <table:table-cell office:value-type="string">
            <text:p>929 Main St.Worcester MA 01610</text:p>
          </table:table-cell>
          <table:table-cell office:value-type="string">
            <text:p>http://sharingweb.org/organization/st-peters-church-food-pantry/</text:p>
          </table:table-cell>
        </table:table-row>
        <table:table-row table:style-name="ro1">
          <table:table-cell office:value-type="string">
            <text:p>Acton Community Pantry</text:p>
          </table:table-cell>
          <table:table-cell office:value-type="float" office:value="42.473568">
            <text:p>42.473568</text:p>
          </table:table-cell>
          <table:table-cell office:value-type="float" office:value="-71.493455">
            <text:p>-71.493455</text:p>
          </table:table-cell>
          <table:table-cell office:value-type="string">
            <text:p>235 Summer Rd Acton MA 01719</text:p>
          </table:table-cell>
          <table:table-cell office:value-type="string">
            <text:p>https://www.actonfoodpantry.org/</text:p>
          </table:table-cell>
        </table:table-row>
        <table:table-row table:style-name="ro1">
          <table:table-cell office:value-type="string">
            <text:p>Bedford community table/pantry</text:p>
          </table:table-cell>
          <table:table-cell office:value-type="float" office:value="42.492583">
            <text:p>42.492583</text:p>
          </table:table-cell>
          <table:table-cell office:value-type="float" office:value="-71.283041">
            <text:p>-71.283041</text:p>
          </table:table-cell>
          <table:table-cell office:value-type="string">
            <text:p>12 Mudge Way Bedford MA 01739</text:p>
          </table:table-cell>
          <table:table-cell office:value-type="string">
            <text:p>www.bedfordfoodpantry.org/</text:p>
          </table:table-cell>
        </table:table-row>
        <table:table-row table:style-name="ro1">
          <table:table-cell office:value-type="string">
            <text:p>Gaining Ground</text:p>
          </table:table-cell>
          <table:table-cell office:value-type="float" office:value="42.4686">
            <text:p>42.4686</text:p>
          </table:table-cell>
          <table:table-cell office:value-type="float" office:value="-71.312">
            <text:p>-71.312</text:p>
          </table:table-cell>
          <table:table-cell office:value-type="string">
            <text:p>317 Virginia Rd Acton MA 01719</text:p>
          </table:table-cell>
          <table:table-cell office:value-type="string">
            <text:p>http://www.gainingground.org/</text:p>
          </table:table-cell>
        </table:table-row>
        <table:table-row table:style-name="ro1">
          <table:table-cell office:value-type="string">
            <text:p>Hudson Community food pantry</text:p>
          </table:table-cell>
          <table:table-cell office:value-type="float" office:value="42.3894">
            <text:p>42.3894</text:p>
          </table:table-cell>
          <table:table-cell office:value-type="float" office:value="71.5661">
            <text:p>71.5661</text:p>
          </table:table-cell>
          <table:table-cell office:value-type="string">
            <text:p>28 Houghton St Hudson MA 01749</text:p>
          </table:table-cell>
          <table:table-cell office:value-type="string">
            <text:p>www.hudsoncommunityfoodpantry.org/</text:p>
          </table:table-cell>
        </table:table-row>
        <table:table-row table:style-name="ro1">
          <table:table-cell office:value-type="string">
            <text:p>Marlboro Community Services Inc</text:p>
          </table:table-cell>
          <table:table-cell office:value-type="float" office:value="42.346794">
            <text:p>42.346794</text:p>
          </table:table-cell>
          <table:table-cell office:value-type="float" office:value="-71.552174">
            <text:p>-71.552174</text:p>
          </table:table-cell>
          <table:table-cell office:value-type="string">
            <text:p>255 main street Marlboro MA 01752</text:p>
          </table:table-cell>
          <table:table-cell office:value-type="string">
            <text:p>no website i don't think</text:p>
          </table:table-cell>
        </table:table-row>
        <table:table-row table:style-name="ro1">
          <table:table-cell office:value-type="string">
            <text:p>Maynard Food Pantry</text:p>
          </table:table-cell>
          <table:table-cell office:value-type="float" office:value="42.4284">
            <text:p>42.4284</text:p>
          </table:table-cell>
          <table:table-cell office:value-type="float" office:value="-71.4508">
            <text:p>-71.4508</text:p>
          </table:table-cell>
          <table:table-cell office:value-type="string">
            <text:p>12 Bancroft St Maynard MA 01754</text:p>
          </table:table-cell>
          <table:table-cell office:value-type="string">
            <text:p>www.maynardfoodpantry.com/</text:p>
          </table:table-cell>
        </table:table-row>
        <table:table-row table:style-name="ro1">
          <table:table-cell office:value-type="string">
            <text:p>Open Table Inc.</text:p>
          </table:table-cell>
          <table:table-cell office:value-type="float" office:value="42.4335">
            <text:p>42.4335</text:p>
          </table:table-cell>
          <table:table-cell office:value-type="float" office:value="-71.4495">
            <text:p>-71.4495</text:p>
          </table:table-cell>
          <table:table-cell office:value-type="string">
            <text:p>33 Main st.Maynard MA 01754</text:p>
          </table:table-cell>
          <table:table-cell office:value-type="string">
            <text:p>www.opentable.org/</text:p>
          </table:table-cell>
        </table:table-row>
        <table:table-row table:style-name="ro1">
          <table:table-cell office:value-type="string">
            <text:p>A Place To Turn</text:p>
          </table:table-cell>
          <table:table-cell office:value-type="float" office:value="42.293985">
            <text:p>42.293985</text:p>
          </table:table-cell>
          <table:table-cell office:value-type="string">
            <text:p>,-71.386927</text:p>
          </table:table-cell>
          <table:table-cell office:value-type="string">
            <text:p>99 Hartford St Natick MA 01760</text:p>
          </table:table-cell>
          <table:table-cell office:value-type="string">
            <text:p>www.aplacetoturn-natick.org/</text:p>
          </table:table-cell>
        </table:table-row>
        <table:table-row table:style-name="ro1">
          <table:table-cell office:value-type="string">
            <text:p>Stow Food Pantry</text:p>
          </table:table-cell>
          <table:table-cell office:value-type="float" office:value="42.437">
            <text:p>42.437</text:p>
          </table:table-cell>
          <table:table-cell office:value-type="float" office:value="71.5056">
            <text:p>71.5056</text:p>
          </table:table-cell>
          <table:table-cell office:value-type="string">
            <text:p>509 Great Rd Stow MA 01775</text:p>
          </table:table-cell>
          <table:table-cell office:value-type="string">
            <text:p>stowfoodpantry.com/</text:p>
          </table:table-cell>
        </table:table-row>
        <table:table-row table:style-name="ro1">
          <table:table-cell office:value-type="string">
            <text:p>Sudbury community food bank</text:p>
          </table:table-cell>
          <table:table-cell office:value-type="float" office:value="42.3737">
            <text:p>42.3737</text:p>
          </table:table-cell>
          <table:table-cell office:value-type="float" office:value="-71.4157">
            <text:p>-71.4157</text:p>
          </table:table-cell>
          <table:table-cell office:value-type="string">
            <text:p>166 Concord Rd Sudbury MA 01776</text:p>
          </table:table-cell>
          <table:table-cell office:value-type="string">
            <text:p>sudburyfoodpantry.org/</text:p>
          </table:table-cell>
        </table:table-row>
        <table:table-row table:style-name="ro1">
          <table:table-cell office:value-type="string">
            <text:p>People helping people Inc./Burlington Food pantry</text:p>
          </table:table-cell>
          <table:table-cell office:value-type="float" office:value="42.503416">
            <text:p>42.503416</text:p>
          </table:table-cell>
          <table:table-cell office:value-type="float" office:value="-71.207357">
            <text:p>-71.207357</text:p>
          </table:table-cell>
          <table:table-cell office:value-type="string">
            <text:p>10 St Marks Rd Burlington MA 01803</text:p>
          </table:table-cell>
          <table:table-cell office:value-type="string">
            <text:p>https://peoplehelpingpeopleinc.org/</text:p>
          </table:table-cell>
        </table:table-row>
        <table:table-row table:style-name="ro1">
          <table:table-cell office:value-type="string">
            <text:p>Merimack valley food bank</text:p>
          </table:table-cell>
          <table:table-cell office:value-type="float" office:value="42.643689">
            <text:p>42.643689</text:p>
          </table:table-cell>
          <table:table-cell office:value-type="float" office:value="-71.330603">
            <text:p>-71.330603</text:p>
          </table:table-cell>
          <table:table-cell office:value-type="string">
            <text:p>735 Broadway St Lowell MA 01854</text:p>
          </table:table-cell>
          <table:table-cell office:value-type="string">
            <text:p>http://mvfb.org/</text:p>
          </table:table-cell>
        </table:table-row>
        <table:table-row table:style-name="ro1">
          <table:table-cell office:value-type="string">
            <text:p>Westford Food Bank</text:p>
          </table:table-cell>
          <table:table-cell office:value-type="float" office:value="42.5792">
            <text:p>42.5792</text:p>
          </table:table-cell>
          <table:table-cell office:value-type="float" office:value="71.4843">
            <text:p>71.4843</text:p>
          </table:table-cell>
          <table:table-cell office:value-type="string">
            <text:p>20 Pleasant Street Westford MA 01886</text:p>
          </table:table-cell>
          <table:table-cell office:value-type="string">
            <text:p>http://www.westfordfoodpantry.org/contact.html</text:p>
          </table:table-cell>
        </table:table-row>
        <table:table-row table:style-name="ro1">
          <table:table-cell office:value-type="string">
            <text:p>The Open Door Food Pantry </text:p>
          </table:table-cell>
          <table:table-cell office:value-type="float" office:value="42.615447">
            <text:p>42.615447</text:p>
          </table:table-cell>
          <table:table-cell office:value-type="float" office:value="-70.676017">
            <text:p>-70.676017</text:p>
          </table:table-cell>
          <table:table-cell office:value-type="string">
            <text:p>28 Emerson Avenue Gloucester MA 01930</text:p>
          </table:table-cell>
          <table:table-cell office:value-type="string">
            <text:p>http://www.foodpantry.org/</text:p>
          </table:table-cell>
        </table:table-row>
        <table:table-row table:style-name="ro1">
          <table:table-cell office:value-type="string">
            <text:p>Acord Food pantry</text:p>
          </table:table-cell>
          <table:table-cell office:value-type="float" office:value="42.611378">
            <text:p>42.611378</text:p>
          </table:table-cell>
          <table:table-cell office:value-type="float" office:value="-70.876325">
            <text:p>-70.876325</text:p>
          </table:table-cell>
          <table:table-cell office:value-type="string">
            <text:p>69 Willow St Hamilton <text:s/>MA 01982</text:p>
          </table:table-cell>
          <table:table-cell office:value-type="string">
            <text:p>acordfoodpantry.org/</text:p>
          </table:table-cell>
        </table:table-row>
        <table:table-row table:style-name="ro1">
          <table:table-cell office:value-type="string">
            <text:p>Dedham Food Pantry</text:p>
          </table:table-cell>
          <table:table-cell office:value-type="float" office:value="42.241795">
            <text:p>42.241795</text:p>
          </table:table-cell>
          <table:table-cell office:value-type="float" office:value="-71.178509">
            <text:p>-71.178509</text:p>
          </table:table-cell>
          <table:table-cell office:value-type="string">
            <text:p>600 Washington st Dedham <text:s/>MA 02026</text:p>
          </table:table-cell>
          <table:table-cell office:value-type="string">
            <text:p>https://dedhamfoodpantry.org/</text:p>
          </table:table-cell>
        </table:table-row>
        <table:table-row table:style-name="ro1">
          <table:table-cell office:value-type="string">
            <text:p>Foxborough Discretionary Food Pantry</text:p>
          </table:table-cell>
          <table:table-cell office:value-type="float" office:value="42.070515">
            <text:p>42.070515</text:p>
          </table:table-cell>
          <table:table-cell office:value-type="float" office:value="-71.248217">
            <text:p>-71.248217</text:p>
          </table:table-cell>
          <table:table-cell office:value-type="string">
            <text:p>35 Neponset av. Foxboro MA 02035</text:p>
          </table:table-cell>
          <table:table-cell office:value-type="string">
            <text:p>http://www.foxborofoodpantry.com</text:p>
          </table:table-cell>
        </table:table-row>
        <table:table-row table:style-name="ro1">
          <table:table-cell office:value-type="string">
            <text:p>Franklin Food Pantry </text:p>
          </table:table-cell>
          <table:table-cell office:value-type="float" office:value="42.083195">
            <text:p>42.083195</text:p>
          </table:table-cell>
          <table:table-cell office:value-type="float" office:value="-71.398518">
            <text:p>-71.398518</text:p>
          </table:table-cell>
          <table:table-cell office:value-type="string">
            <text:p>43 West Central Street Franklin <text:s/>MA 02038-0116</text:p>
          </table:table-cell>
          <table:table-cell office:value-type="string">
            <text:p>https://www.franklinfoodpantry.org/</text:p>
          </table:table-cell>
        </table:table-row>
        <table:table-row table:style-name="ro1">
          <table:table-cell office:value-type="string">
            <text:p>Norwell Food Pantry</text:p>
          </table:table-cell>
          <table:table-cell office:value-type="float" office:value="42.162174">
            <text:p>42.162174</text:p>
          </table:table-cell>
          <table:table-cell office:value-type="float" office:value="-70.816637">
            <text:p>-70.816637</text:p>
          </table:table-cell>
          <table:table-cell office:value-type="string">
            <text:p>345 Main St. Norwell MA 02061</text:p>
          </table:table-cell>
          <table:table-cell office:value-type="string">
            <text:p>https://www.townofnorwell.net/</text:p>
          </table:table-cell>
        </table:table-row>
        <table:table-row table:style-name="ro1">
          <table:table-cell office:value-type="string">
            <text:p>Scituate Food Bank</text:p>
          </table:table-cell>
          <table:table-cell office:value-type="float" office:value="42.198453">
            <text:p>42.198453</text:p>
          </table:table-cell>
          <table:table-cell office:value-type="float" office:value="-70.758043">
            <text:p>-70.758043</text:p>
          </table:table-cell>
          <table:table-cell office:value-type="string">
            <text:p>344 Country Way Scituate <text:s/>MA 02066</text:p>
          </table:table-cell>
          <table:table-cell office:value-type="string">
            <text:p>http://www.scituatefoodpantry.org/</text:p>
          </table:table-cell>
        </table:table-row>
        <table:table-row table:style-name="ro1">
          <table:table-cell office:value-type="string">
            <text:p>Greater Boston Food Bank</text:p>
          </table:table-cell>
          <table:table-cell/>
          <table:table-cell office:value-type="float" office:value="-71.065611">
            <text:p>-71.065611</text:p>
          </table:table-cell>
          <table:table-cell office:value-type="string">
            <text:p>70 South Bay Avenue Boston MA 02118</text:p>
          </table:table-cell>
          <table:table-cell office:value-type="string">
            <text:p>https://www.gbfb.org/</text:p>
          </table:table-cell>
        </table:table-row>
        <table:table-row table:style-name="ro1">
          <table:table-cell office:value-type="string">
            <text:p>Project Bread</text:p>
          </table:table-cell>
          <table:table-cell office:value-type="float" office:value="42.373851">
            <text:p>42.373851</text:p>
          </table:table-cell>
          <table:table-cell office:value-type="float" office:value="-71.040432">
            <text:p>-71.040432</text:p>
          </table:table-cell>
          <table:table-cell office:value-type="string">
            <text:p>145 Border St Boston MA 02128</text:p>
          </table:table-cell>
          <table:table-cell office:value-type="string">
            <text:p>http://www.projectbread.org/</text:p>
          </table:table-cell>
        </table:table-row>
        <table:table-row table:style-name="ro1">
          <table:table-cell office:value-type="string">
            <text:p>Weymouth Food Pantry</text:p>
          </table:table-cell>
          <table:table-cell office:value-type="float" office:value="42.217657">
            <text:p>42.217657</text:p>
          </table:table-cell>
          <table:table-cell office:value-type="float" office:value="-70.928608">
            <text:p>-70.928608</text:p>
          </table:table-cell>
          <table:table-cell office:value-type="string">
            <text:p>1203 Commercial St (Immaculate Conception Church) East Weymouth MA 02189</text:p>
          </table:table-cell>
          <table:table-cell office:value-type="string">
            <text:p>https://www.weymouthfoodpantry.org/</text:p>
          </table:table-cell>
        </table:table-row>
        <table:table-row table:style-name="ro1">
          <table:table-cell office:value-type="string">
            <text:p>Weymouth Food Pantry</text:p>
          </table:table-cell>
          <table:table-cell office:value-type="float" office:value="42.1756">
            <text:p>42.1756</text:p>
          </table:table-cell>
          <table:table-cell office:value-type="float" office:value="-70.951212">
            <text:p>-70.951212</text:p>
          </table:table-cell>
          <table:table-cell office:value-type="string">
            <text:p>25 Columbian Street Weymouth MA 02190</text:p>
          </table:table-cell>
          <table:table-cell office:value-type="string">
            <text:p>https://www.weymouthfoodpantry.org/</text:p>
          </table:table-cell>
        </table:table-row>
        <table:table-row table:style-name="ro1">
          <table:table-cell office:value-type="string">
            <text:p>Pembroke Food Pantry </text:p>
          </table:table-cell>
          <table:table-cell office:value-type="float" office:value="42.069601">
            <text:p>42.069601</text:p>
          </table:table-cell>
          <table:table-cell office:value-type="float" office:value="-70.808676">
            <text:p>-70.808676</text:p>
          </table:table-cell>
          <table:table-cell office:value-type="string">
            <text:p>128 center st. Pembroke MA 02359</text:p>
          </table:table-cell>
          <table:table-cell office:value-type="string">
            <text:p>https://www.pembroke-ma.gov/pembroke-food-pantry</text:p>
          </table:table-cell>
        </table:table-row>
        <table:table-row table:style-name="ro1">
          <table:table-cell office:value-type="string">
            <text:p>Friendly Food Pantry</text:p>
          </table:table-cell>
          <table:table-cell office:value-type="float" office:value="42.162564">
            <text:p>42.162564</text:p>
          </table:table-cell>
          <table:table-cell office:value-type="float" office:value="-71.042955">
            <text:p>-71.042955</text:p>
          </table:table-cell>
          <table:table-cell office:value-type="string">
            <text:p>1 Turner Dr, Randolph Randolph MA 02368</text:p>
          </table:table-cell>
          <table:table-cell office:value-type="string">
            <text:p>https://www.foodpantries.org/li/friendly_food_pantry_of_randolph_02368</text:p>
          </table:table-cell>
        </table:table-row>
        <table:table-row table:style-name="ro1">
          <table:table-cell office:value-type="string">
            <text:p>Lexington Food Pantry</text:p>
          </table:table-cell>
          <table:table-cell office:value-type="float" office:value="42.45098">
            <text:p>42.45098</text:p>
          </table:table-cell>
          <table:table-cell office:value-type="string">
            <text:p>, -71.228845</text:p>
          </table:table-cell>
          <table:table-cell office:value-type="string">
            <text:p>6 meriam street Lexington MA 02420</text:p>
          </table:table-cell>
          <table:table-cell office:value-type="string">
            <text:p>https://lexingtonfoodpantry.wordpress.com/</text:p>
          </table:table-cell>
        </table:table-row>
        <table:table-row table:style-name="ro1">
          <table:table-cell office:value-type="string">
            <text:p>Brookline Food Pantry</text:p>
          </table:table-cell>
          <table:table-cell office:value-type="float" office:value="42.261733">
            <text:p>42.261733</text:p>
          </table:table-cell>
          <table:table-cell office:value-type="float" office:value="-71.812636">
            <text:p>-71.812636</text:p>
          </table:table-cell>
          <table:table-cell office:value-type="string">
            <text:p>15 St. Paul st Brookline MA 02446</text:p>
          </table:table-cell>
          <table:table-cell office:value-type="string">
            <text:p>www.brooklinefoodpantry.org/</text:p>
          </table:table-cell>
        </table:table-row>
        <table:table-row table:style-name="ro1">
          <table:table-cell office:value-type="string">
            <text:p>Newton Food pantry</text:p>
          </table:table-cell>
          <table:table-cell office:value-type="float" office:value="42.337">
            <text:p>42.337</text:p>
          </table:table-cell>
          <table:table-cell office:value-type="float" office:value="-71.2092">
            <text:p>-71.2092</text:p>
          </table:table-cell>
          <table:table-cell office:value-type="string">
            <text:p>1000 Commonwealth av. Newton MA 02459</text:p>
          </table:table-cell>
          <table:table-cell office:value-type="string">
            <text:p>www.newtonfoodpantry.org/</text:p>
          </table:table-cell>
        </table:table-row>
        <table:table-row table:style-name="ro1">
          <table:table-cell office:value-type="string">
            <text:p>Centre Street Food Pantry</text:p>
          </table:table-cell>
          <table:table-cell office:value-type="float" office:value="42.334947">
            <text:p>42.334947</text:p>
          </table:table-cell>
          <table:table-cell office:value-type="float" office:value="-71.193863">
            <text:p>-71.193863</text:p>
          </table:table-cell>
          <table:table-cell office:value-type="string">
            <text:p>11 Homer st Newton MA 02459</text:p>
          </table:table-cell>
          <table:table-cell office:value-type="string">
            <text:p>https://www.centrestfoodpantry.org/</text:p>
          </table:table-cell>
        </table:table-row>
        <table:table-row table:style-name="ro1">
          <table:table-cell office:value-type="string">
            <text:p>Wellesley Food Pantry</text:p>
          </table:table-cell>
          <table:table-cell office:value-type="float" office:value="42.3156">
            <text:p>42.3156</text:p>
          </table:table-cell>
          <table:table-cell office:value-type="float" office:value="-71.2713">
            <text:p>-71.2713</text:p>
          </table:table-cell>
          <table:table-cell office:value-type="string">
            <text:p>207 Washington Street Wellesley MA 02481</text:p>
          </table:table-cell>
          <table:table-cell office:value-type="string">
            <text:p>www.wellesleyfoodpantry.org/</text:p>
          </table:table-cell>
        </table:table-row>
        <table:table-row table:style-name="ro1">
          <table:table-cell office:value-type="string">
            <text:p>Family Pantry of Cape Cod</text:p>
          </table:table-cell>
          <table:table-cell office:value-type="float" office:value="41.697496">
            <text:p>41.697496</text:p>
          </table:table-cell>
          <table:table-cell office:value-type="float" office:value="-70.103009">
            <text:p>-70.103009</text:p>
          </table:table-cell>
          <table:table-cell office:value-type="string">
            <text:p>133 Queen Anne Rd Harwich MA 02645</text:p>
          </table:table-cell>
          <table:table-cell office:value-type="string">
            <text:p>http://www.thefamilypantry.com/</text:p>
          </table:table-cell>
        </table:table-row>
        <table:table-row table:style-name="ro1">
          <table:table-cell office:value-type="string">
            <text:p>New Bedford Food Pantry</text:p>
          </table:table-cell>
          <table:table-cell office:value-type="float" office:value="41.636785">
            <text:p>41.636785</text:p>
          </table:table-cell>
          <table:table-cell office:value-type="float" office:value="-70.941209">
            <text:p>-70.941209</text:p>
          </table:table-cell>
          <table:table-cell office:value-type="string">
            <text:p>593 Kempton St New Bedford MA 02740</text:p>
          </table:table-cell>
          <table:table-cell office:value-type="string">
            <text:p>no website again ;(</text:p>
          </table:table-cell>
        </table:table-row>
        <table:table-row table:style-name="ro1">
          <table:table-cell office:value-type="string">
            <text:p>Watertown Food Pantry</text:p>
          </table:table-cell>
          <table:table-cell office:value-type="float" office:value="42.367466">
            <text:p>42.367466</text:p>
          </table:table-cell>
          <table:table-cell office:value-type="float" office:value="-71.181302">
            <text:p>-71.181302</text:p>
          </table:table-cell>
          <table:table-cell office:value-type="string">
            <text:p>80 mt Auburn street Watertown MA 02472</text:p>
          </table:table-cell>
          <table:table-cell office:value-type="string">
            <text:p>http://www.watertown-ma.gov/index.aspx?nid=2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3/30/2018</text:date>, <text:time>11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4" meta:object-count="0"/>
    <meta:generator>OpenOffice/4.1.5$Win32 OpenOffice.org_project/415m1$Build-9789</meta:generator>
  </office:meta>
</office:document-meta>
</file>